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7.643cm"/>
        </style:tab-stops>
      </style:paragraph-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 heard quiet step<text:tab/>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StarOffice/8$Win32 OpenOffice.org_project/680m9$Build-9238</meta:generator>
    <meta:creation-date>2008-08-07T14:57:44</meta:creation-date>
    <dc:date>2011-10-08T16:47:11</dc:date>
    <meta:editing-cycles>7</meta:editing-cycles>
    <meta:editing-duration>PT0.016S</meta:editing-duration>
    <meta:user-defined meta:name="Info 1"/>
    <meta:user-defined meta:name="Info 2"/>
    <meta:user-defined meta:name="Info 3"/>
    <meta:user-defined meta:name="Info 4"/>
    <meta:document-statistic meta:character-count="1541" meta:image-count="0" meta:object-count="0" meta:page-count="1" meta:paragraph-count="1" meta:table-count="0" meta:word-count="293"/>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